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4.447cm"/>
    </style:style>
    <style:style style:name="co2" style:family="table-column">
      <style:table-column-properties fo:break-before="auto" style:column-width="2.104cm"/>
    </style:style>
    <style:style style:name="co3" style:family="table-column">
      <style:table-column-properties fo:break-before="auto" style:column-width="15.857cm"/>
    </style:style>
    <style:style style:name="co4" style:family="table-column">
      <style:table-column-properties fo:break-before="auto" style:column-width="1.752cm"/>
    </style:style>
    <style:style style:name="co5" style:family="table-column">
      <style:table-column-properties fo:break-before="auto" style:column-width="1.478cm"/>
    </style:style>
    <style:style style:name="co6" style:family="table-column">
      <style:table-column-properties fo:break-before="auto" style:column-width="2.078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2" office:value-type="string" calcext:value-type="string">
            <text:p>gift_trait_name</text:p>
          </table:table-cell>
          <table:table-cell table:style-name="ce2" office:value-type="string" calcext:value-type="string">
            <text:p>try_trait_id</text:p>
          </table:table-cell>
          <table:table-cell table:style-name="ce2" office:value-type="string" calcext:value-type="string">
            <text:p>try_trait_name</text:p>
          </table:table-cell>
          <table:table-cell table:style-name="ce2" office:value-type="string" calcext:value-type="string">
            <text:p>identical</text:p>
          </table:table-cell>
          <table:table-cell table:style-name="ce2" office:value-type="string" calcext:value-type="string">
            <text:p>similar</text:p>
          </table:table-cell>
          <table:table-cell table:style-name="ce2" office:value-type="string" calcext:value-type="string">
            <text:p>comments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Woodiness_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Plant woodines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hoot_length_min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Stem lengt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measures min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hoot_length_max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Stem lengt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measures max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owth_form_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Plant growth for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RY offers very noisy growth form dat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owth_form_1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Plant growth form simple consolidate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owth_form_1</text:p>
          </table:table-cell>
          <table:table-cell office:value-type="float" office:value="3401" calcext:value-type="float">
            <text:p>3401</text:p>
          </table:table-cell>
          <table:table-cell office:value-type="string" calcext:value-type="string">
            <text:p>Plant growth form detailed consolidate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growth form is simpl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owth_form_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Plant growth for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RY offers very noisy growth form dat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owth_form_2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Plant growth form simple consolidate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owth_form_2</text:p>
          </table:table-cell>
          <table:table-cell office:value-type="float" office:value="3401" calcext:value-type="float">
            <text:p>3401</text:p>
          </table:table-cell>
          <table:table-cell office:value-type="string" calcext:value-type="string">
            <text:p>Plant growth form detailed consolidate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piphyte_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Plant growth for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RY growth form is much more diverse than only epiphyte dat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piphyte_1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Plant life form (Raunkiaer life form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RY life form is much more diverse than only epiphyte dat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piphyte_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Plant growth for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RY growth form is much more diverse than only epiphyte dat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piphyte_2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Plant life form (Raunkiaer life form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RY life form is much more diverse than only epiphyte dat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imber_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Plant growth for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RY growth form is much more diverse than only climber dat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imber_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Plant growth for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RY growth form is much more diverse than only climber dat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asite_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Plant growth for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RY growth form is much more diverse than only parasite dat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lant_height_min</text:p>
          </table:table-cell>
          <table:table-cell office:value-type="float" office:value="3106" calcext:value-type="float">
            <text:p>3106</text:p>
          </table:table-cell>
          <table:table-cell office:value-type="string" calcext:value-type="string">
            <text:p>Plant height vegetativ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in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lant_height_min</text:p>
          </table:table-cell>
          <table:table-cell office:value-type="float" office:value="3107" calcext:value-type="float">
            <text:p>3107</text:p>
          </table:table-cell>
          <table:table-cell office:value-type="string" calcext:value-type="string">
            <text:p>Plant height generativ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in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lant_height_max</text:p>
          </table:table-cell>
          <table:table-cell office:value-type="float" office:value="3106" calcext:value-type="float">
            <text:p>3106</text:p>
          </table:table-cell>
          <table:table-cell office:value-type="string" calcext:value-type="string">
            <text:p>Plant height vegetativ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ax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lant_height_max</text:p>
          </table:table-cell>
          <table:table-cell office:value-type="float" office:value="3107" calcext:value-type="float">
            <text:p>3107</text:p>
          </table:table-cell>
          <table:table-cell office:value-type="string" calcext:value-type="string">
            <text:p>Plant height generativ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ax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lant_height_mean</text:p>
          </table:table-cell>
          <table:table-cell office:value-type="float" office:value="3106" calcext:value-type="float">
            <text:p>3106</text:p>
          </table:table-cell>
          <table:table-cell office:value-type="string" calcext:value-type="string">
            <text:p>Plant height vegetativ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e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lant_height_mean</text:p>
          </table:table-cell>
          <table:table-cell office:value-type="float" office:value="3107" calcext:value-type="float">
            <text:p>3107</text:p>
          </table:table-cell>
          <table:table-cell office:value-type="string" calcext:value-type="string">
            <text:p>Plant height generativ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e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quatic_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Plant growth for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BH_mi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tem diame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in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BH_max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tem diame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ax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BH_mea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tem diame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e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hoot_orientation</text:p>
          </table:table-cell>
          <table:table-cell table:number-columns-repeated="5"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fecycle_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lant lifespan (longevity)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Because TRY lifespan isn’t standardized some datasets give plant categor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fespan_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lant lifespan (longevity)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Because TRY lifespan isn’t standardized some datasets give lifespan in yea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fe_form_1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Plant life form (Raunkiaer life form)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TRY life form data is less standardiz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fe_form_2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Plant life form (Raunkiaer life form)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TRY life form data is less standardiz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ciduousness_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Leaf phenology typ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lf_fertilization_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Flower insemination autogamous or xenogamou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TRY fertilization has more level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ed_length_min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eed lengt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in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ed_length_max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eed lengt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ax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ed_length_mean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eed lengt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e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ed_width_min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Seed widt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in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ed_width_max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Seed widt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ax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ed_width_mean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Seed widt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e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ed_height_min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Seed thicknes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in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ed_height_max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Seed thicknes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ax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uit_length_min</text:p>
          </table:table-cell>
          <table:table-cell office:value-type="float" office:value="918" calcext:value-type="float">
            <text:p>918</text:p>
          </table:table-cell>
          <table:table-cell office:value-type="string" calcext:value-type="string">
            <text:p>Fruit lengt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in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uit_length_max</text:p>
          </table:table-cell>
          <table:table-cell office:value-type="float" office:value="918" calcext:value-type="float">
            <text:p>918</text:p>
          </table:table-cell>
          <table:table-cell office:value-type="string" calcext:value-type="string">
            <text:p>Fruit lengt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ax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uit_length_mean</text:p>
          </table:table-cell>
          <table:table-cell office:value-type="float" office:value="918" calcext:value-type="float">
            <text:p>918</text:p>
          </table:table-cell>
          <table:table-cell office:value-type="string" calcext:value-type="string">
            <text:p>Fruit lengt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e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uit_width_min</text:p>
          </table:table-cell>
          <table:table-cell table:number-columns-repeated="5"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uit_width_max</text:p>
          </table:table-cell>
          <table:table-cell table:number-columns-repeated="5"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uit_width_mean</text:p>
          </table:table-cell>
          <table:table-cell table:number-columns-repeated="5"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uit_height_min</text:p>
          </table:table-cell>
          <table:table-cell table:number-columns-repeated="5"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uit_height_max</text:p>
          </table:table-cell>
          <table:table-cell table:number-columns-repeated="5"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uit_height_mean</text:p>
          </table:table-cell>
          <table:table-cell table:number-columns-repeated="5"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uit_type_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Fruit typ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hiscence_1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Fruit dehiscence typ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uit_dryness_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Fruit typ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or certain DataName values this trait also codes for fleshin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ed_volume_min</text:p>
          </table:table-cell>
          <table:table-cell office:value-type="float" office:value="3042" calcext:value-type="float">
            <text:p>3042</text:p>
          </table:table-cell>
          <table:table-cell office:value-type="string" calcext:value-type="string">
            <text:p>Seed volum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in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ed_volume_max</text:p>
          </table:table-cell>
          <table:table-cell office:value-type="float" office:value="3042" calcext:value-type="float">
            <text:p>3042</text:p>
          </table:table-cell>
          <table:table-cell office:value-type="string" calcext:value-type="string">
            <text:p>Seed volum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ax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ed_volume_mean</text:p>
          </table:table-cell>
          <table:table-cell office:value-type="float" office:value="3042" calcext:value-type="float">
            <text:p>3042</text:p>
          </table:table-cell>
          <table:table-cell office:value-type="string" calcext:value-type="string">
            <text:p>Seed volum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e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ed_mass_mi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eed dry mas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in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ed_mass_max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eed dry mas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ax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ed_mass_mea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eed dry mas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e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nocarpy</text:p>
          </table:table-cell>
          <table:table-cell office:value-type="float" office:value="1029" calcext:value-type="float">
            <text:p>1029</text:p>
          </table:table-cell>
          <table:table-cell office:value-type="string" calcext:value-type="string">
            <text:p>Plant mono/poly carpic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wer_colour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Flower color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uit_colour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Fruit/seed color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florescence</text:p>
          </table:table-cell>
          <table:table-cell office:value-type="float" office:value="2934" calcext:value-type="float">
            <text:p>2934</text:p>
          </table:table-cell>
          <table:table-cell office:value-type="string" calcext:value-type="string">
            <text:p>Inflorescence typ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florescence_length_min</text:p>
          </table:table-cell>
          <table:table-cell office:value-type="float" office:value="2817" calcext:value-type="float">
            <text:p>2817</text:p>
          </table:table-cell>
          <table:table-cell office:value-type="string" calcext:value-type="string">
            <text:p>Inflorescence length (height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in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florescence_length_max</text:p>
          </table:table-cell>
          <table:table-cell office:value-type="float" office:value="2817" calcext:value-type="float">
            <text:p>2817</text:p>
          </table:table-cell>
          <table:table-cell office:value-type="string" calcext:value-type="string">
            <text:p>Inflorescence length (height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ax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wer_length_min</text:p>
          </table:table-cell>
          <table:table-cell office:value-type="float" office:value="913" calcext:value-type="float">
            <text:p>913</text:p>
          </table:table-cell>
          <table:table-cell office:value-type="string" calcext:value-type="string">
            <text:p>Flower corolla lengt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in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wer_length_max</text:p>
          </table:table-cell>
          <table:table-cell office:value-type="float" office:value="913" calcext:value-type="float">
            <text:p>913</text:p>
          </table:table-cell>
          <table:table-cell office:value-type="string" calcext:value-type="string">
            <text:p>Flower corolla lengt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ax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wer_width_min</text:p>
          </table:table-cell>
          <table:table-cell table:number-columns-repeated="5"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wer_width_max</text:p>
          </table:table-cell>
          <table:table-cell table:number-columns-repeated="5"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spersal_syndrome_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Dispersal syndrom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TRY trait is less standardiz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spersal_syndrome_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Dispersal syndrom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TRY trait is less standardiz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production_sexual_1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Flower sex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production_asexual_1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Plant clonal growth form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production_asexual_2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Plant vegetative reproduction: clonal growth organ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llination_syndrome_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ollination syndrom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llination_syndrome_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ollination syndrom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llination_syndrome_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ollination syndrom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wering_start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Plant reproductive phenology timin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RY trait is less standardiz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wering_start</text:p>
          </table:table-cell>
          <table:table-cell office:value-type="float" office:value="2956" calcext:value-type="float">
            <text:p>2956</text:p>
          </table:table-cell>
          <table:table-cell office:value-type="string" calcext:value-type="string">
            <text:p>Flower onset of flowering (first flowering date, flowering beginning)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wering_end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Plant reproductive phenology timin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uiting_start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Plant reproductive phenology timin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uiting_end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Plant reproductive phenology timin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eds_per_fruit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Seed number per dispersal uni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RY trait meaning is uncle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LA_min</text:p>
          </table:table-cell>
          <table:table-cell office:value-type="float" office:value="3086" calcext:value-type="float">
            <text:p>3086</text:p>
          </table:table-cell>
          <table:table-cell office:value-type="string" calcext:value-type="string">
            <text:p>Leaf area per leaf dry mass (specific leaf area, SLA or 1/LMA) petiole, rhachis and midrib exclude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in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LA_min</text:p>
          </table:table-cell>
          <table:table-cell office:value-type="float" office:value="3115" calcext:value-type="float">
            <text:p>3115</text:p>
          </table:table-cell>
          <table:table-cell office:value-type="string" calcext:value-type="string">
            <text:p>Leaf area per leaf dry mass (specific leaf area, SLA or 1/LMA): petiole exclude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in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LA_min</text:p>
          </table:table-cell>
          <table:table-cell office:value-type="float" office:value="3116" calcext:value-type="float">
            <text:p>3116</text:p>
          </table:table-cell>
          <table:table-cell office:value-type="string" calcext:value-type="string">
            <text:p>Leaf area per leaf dry mass (specific leaf area, SLA or 1/LMA): petiole include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in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LA_min</text:p>
          </table:table-cell>
          <table:table-cell office:value-type="float" office:value="3117" calcext:value-type="float">
            <text:p>3117</text:p>
          </table:table-cell>
          <table:table-cell office:value-type="string" calcext:value-type="string">
            <text:p>Leaf area per leaf dry mass (specific leaf area, SLA or 1/LMA): undefined if petiole is in- or excl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in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LA_max</text:p>
          </table:table-cell>
          <table:table-cell office:value-type="float" office:value="3086" calcext:value-type="float">
            <text:p>3086</text:p>
          </table:table-cell>
          <table:table-cell office:value-type="string" calcext:value-type="string">
            <text:p>Leaf area per leaf dry mass (specific leaf area, SLA or 1/LMA) petiole, rhachis and midrib exclude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ax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LA_max</text:p>
          </table:table-cell>
          <table:table-cell office:value-type="float" office:value="3115" calcext:value-type="float">
            <text:p>3115</text:p>
          </table:table-cell>
          <table:table-cell office:value-type="string" calcext:value-type="string">
            <text:p>Leaf area per leaf dry mass (specific leaf area, SLA or 1/LMA): petiole exclude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ax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LA_max</text:p>
          </table:table-cell>
          <table:table-cell office:value-type="float" office:value="3116" calcext:value-type="float">
            <text:p>3116</text:p>
          </table:table-cell>
          <table:table-cell office:value-type="string" calcext:value-type="string">
            <text:p>Leaf area per leaf dry mass (specific leaf area, SLA or 1/LMA): petiole include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ax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LA_max</text:p>
          </table:table-cell>
          <table:table-cell office:value-type="float" office:value="3117" calcext:value-type="float">
            <text:p>3117</text:p>
          </table:table-cell>
          <table:table-cell office:value-type="string" calcext:value-type="string">
            <text:p>Leaf area per leaf dry mass (specific leaf area, SLA or 1/LMA): undefined if petiole is in- or excl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ax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LA_mean</text:p>
          </table:table-cell>
          <table:table-cell office:value-type="float" office:value="3086" calcext:value-type="float">
            <text:p>3086</text:p>
          </table:table-cell>
          <table:table-cell office:value-type="string" calcext:value-type="string">
            <text:p>Leaf area per leaf dry mass (specific leaf area, SLA or 1/LMA) petiole, rhachis and midrib exclude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e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LA_mean</text:p>
          </table:table-cell>
          <table:table-cell office:value-type="float" office:value="3115" calcext:value-type="float">
            <text:p>3115</text:p>
          </table:table-cell>
          <table:table-cell office:value-type="string" calcext:value-type="string">
            <text:p>Leaf area per leaf dry mass (specific leaf area, SLA or 1/LMA): petiole exclude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e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LA_mean</text:p>
          </table:table-cell>
          <table:table-cell office:value-type="float" office:value="3116" calcext:value-type="float">
            <text:p>3116</text:p>
          </table:table-cell>
          <table:table-cell office:value-type="string" calcext:value-type="string">
            <text:p>Leaf area per leaf dry mass (specific leaf area, SLA or 1/LMA): petiole include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e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LA_mean</text:p>
          </table:table-cell>
          <table:table-cell office:value-type="float" office:value="3117" calcext:value-type="float">
            <text:p>3117</text:p>
          </table:table-cell>
          <table:table-cell office:value-type="string" calcext:value-type="string">
            <text:p>Leaf area per leaf dry mass (specific leaf area, SLA or 1/LMA): undefined if petiole is in- or excl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e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rnivory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Plant growth for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RY reports carnivory in this trait in some cas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rnivory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Plant nutrition mode (heterotrophy)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This TRY traits reflects nutrition mode more wide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_form_1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Leaf shap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TRY trait is less standardiz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_margin_1</text:p>
          </table:table-cell>
          <table:table-cell office:value-type="float" office:value="963" calcext:value-type="float">
            <text:p>963</text:p>
          </table:table-cell>
          <table:table-cell office:value-type="string" calcext:value-type="string">
            <text:p>Leaf margin typ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TRY trait is less standardiz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_spines_1</text:p>
          </table:table-cell>
          <table:table-cell office:value-type="float" office:value="677" calcext:value-type="float">
            <text:p>677</text:p>
          </table:table-cell>
          <table:table-cell office:value-type="string" calcext:value-type="string">
            <text:p>Leaf emergences (pubescence, pruinescence, hairs, spines, thorns)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TRY trait is less specifi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_thorns_1</text:p>
          </table:table-cell>
          <table:table-cell office:value-type="float" office:value="677" calcext:value-type="float">
            <text:p>677</text:p>
          </table:table-cell>
          <table:table-cell office:value-type="string" calcext:value-type="string">
            <text:p>Leaf emergences (pubescence, pruinescence, hairs, spines, thorns)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TRY trait is less specifi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_arrangemen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eaf distribution along the shoot axis (arrangement type)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cculenc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Plant growth for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RY trait is less specifi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hotosynthetic_pathway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Leaf photosynthesis pathway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SD_m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em specific density (SSD) or wood density (stem dry mass per stem fresh volume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in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SD_ma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em specific density (SSD) or wood density (stem dry mass per stem fresh volume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ax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SD_me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em specific density (SSD) or wood density (stem dry mass per stem fresh volume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e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_size_mean</text:p>
          </table:table-cell>
          <table:table-cell office:value-type="float" office:value="3108" calcext:value-type="float">
            <text:p>3108</text:p>
          </table:table-cell>
          <table:table-cell office:value-type="string" calcext:value-type="string">
            <text:p>Leaf area (in case of compound leaves: leaf, petiole excluded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e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_size_mean</text:p>
          </table:table-cell>
          <table:table-cell office:value-type="float" office:value="3109" calcext:value-type="float">
            <text:p>3109</text:p>
          </table:table-cell>
          <table:table-cell office:value-type="string" calcext:value-type="string">
            <text:p>Leaf area (in case of compound leaves: leaflet, petiole excluded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e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_size_mean</text:p>
          </table:table-cell>
          <table:table-cell office:value-type="float" office:value="3110" calcext:value-type="float">
            <text:p>3110</text:p>
          </table:table-cell>
          <table:table-cell office:value-type="string" calcext:value-type="string">
            <text:p>Leaf area (in case of compound leaves: leaf, petiole included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e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_size_mean</text:p>
          </table:table-cell>
          <table:table-cell office:value-type="float" office:value="3111" calcext:value-type="float">
            <text:p>3111</text:p>
          </table:table-cell>
          <table:table-cell office:value-type="string" calcext:value-type="string">
            <text:p>Leaf area (in case of compound leaves: leaflet, petiole included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e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_size_mean</text:p>
          </table:table-cell>
          <table:table-cell office:value-type="float" office:value="3112" calcext:value-type="float">
            <text:p>3112</text:p>
          </table:table-cell>
          <table:table-cell office:value-type="string" calcext:value-type="string">
            <text:p>Leaf area (in case of compound leaves: leaf, undefined if petiole in- or excluded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e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_size_mean</text:p>
          </table:table-cell>
          <table:table-cell office:value-type="float" office:value="3113" calcext:value-type="float">
            <text:p>3113</text:p>
          </table:table-cell>
          <table:table-cell office:value-type="string" calcext:value-type="string">
            <text:p>Leaf area (in case of compound leaves: leaflet, undefined if petiole is in- or excluded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e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_size_mean</text:p>
          </table:table-cell>
          <table:table-cell office:value-type="float" office:value="3114" calcext:value-type="float">
            <text:p>3114</text:p>
          </table:table-cell>
          <table:table-cell office:value-type="string" calcext:value-type="string">
            <text:p>Leaf area (in case of compound leaves undefined if leaf or leaflet, undefined if petiole is in- or 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e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itrogen_fix_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lant nitrogen(N) fixation capacity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TRY trait is less standardiz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_length_min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Leaf lengt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in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_length_min</text:p>
          </table:table-cell>
          <table:table-cell office:value-type="float" office:value="940" calcext:value-type="float">
            <text:p>940</text:p>
          </table:table-cell>
          <table:table-cell office:value-type="string" calcext:value-type="string">
            <text:p>Leaf length excluding petiole (leaf lamina length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in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_length_max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Leaf lengt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ax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_length_max</text:p>
          </table:table-cell>
          <table:table-cell office:value-type="float" office:value="940" calcext:value-type="float">
            <text:p>940</text:p>
          </table:table-cell>
          <table:table-cell office:value-type="string" calcext:value-type="string">
            <text:p>Leaf length excluding petiole (leaf lamina length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ax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_length_mean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Leaf lengt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e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_length_mean</text:p>
          </table:table-cell>
          <table:table-cell office:value-type="float" office:value="940" calcext:value-type="float">
            <text:p>940</text:p>
          </table:table-cell>
          <table:table-cell office:value-type="string" calcext:value-type="string">
            <text:p>Leaf length excluding petiole (leaf lamina length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e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_width_min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Leaf widt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in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_width_max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Leaf widt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ax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_width_mean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Leaf widt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e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_thickness_min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Leaf thicknes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in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_thickness_max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Leaf thicknes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ax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_thickness_mean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Leaf thicknes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e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DMC_min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Leaf dry mass per leaf fresh mass (leaf dry matter content, LDMC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in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DMC_max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Leaf dry mass per leaf fresh mass (leaf dry matter content, LDMC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ax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DMC_mean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Leaf dry mass per leaf fresh mass (leaf dry matter content, LDMC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e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romosome_number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Species genotype: chromosome number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loidy_level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Species genotype: chromosome ploidy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levational_range_min</text:p>
          </table:table-cell>
          <table:table-cell office:value-type="float" office:value="1141" calcext:value-type="float">
            <text:p>1141</text:p>
          </table:table-cell>
          <table:table-cell office:value-type="string" calcext:value-type="string">
            <text:p>Species occurrence range: elevation rang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in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levational_range_max</text:p>
          </table:table-cell>
          <table:table-cell office:value-type="float" office:value="1141" calcext:value-type="float">
            <text:p>1141</text:p>
          </table:table-cell>
          <table:table-cell office:value-type="string" calcext:value-type="string">
            <text:p>Species occurrence range: elevation rang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ax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levational_range_mean</text:p>
          </table:table-cell>
          <table:table-cell office:value-type="float" office:value="1141" calcext:value-type="float">
            <text:p>1141</text:p>
          </table:table-cell>
          <table:table-cell office:value-type="string" calcext:value-type="string">
            <text:p>Species occurrence range: elevation rang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edrock_1</text:p>
          </table:table-cell>
          <table:table-cell table:number-columns-repeated="5"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bitat_1</text:p>
          </table:table-cell>
          <table:table-cell office:value-type="float" office:value="3096" calcext:value-type="float">
            <text:p>3096</text:p>
          </table:table-cell>
          <table:table-cell office:value-type="string" calcext:value-type="string">
            <text:p>Species habitat characterization: vegetation typ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TRY trait is less standardiz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ycorrhiza_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ycorrhiza typ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TRY trait is less standardiz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fense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Plant defence mechanisms: physical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TRY trait is more specifi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fense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Plant defence mechanisms: chemical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TRY trait is more specific</text:p>
          </table:table-cell>
          <table:table-cell table:number-columns-repeated="1018"/>
        </table:table-row>
      </table:table>
      <table:named-expressions/>
      <table:database-ranges>
        <table:database-range table:name="__Anonymous_Sheet_DB__0" table:target-range-address="Sheet1.A1:Sheet1.F14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PingFang SC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9P0"/>
    </number:number-style>
    <number:date-style style:name="N120">
      <number:day number:style="long"/>
      <number:text>-</number:text>
      <number:month number:textual="true"/>
      <number:text>-</number:text>
      <number:year/>
    </number:date-style>
    <number:date-style style:name="N121">
      <number:day number:style="long"/>
      <number:text>-</number:text>
      <number:month number:textual="true"/>
    </number:date-style>
    <number:date-style style:name="N122">
      <number:month number:textual="true"/>
      <number:text>-</number:text>
      <number:year/>
    </number:date-style>
    <number:time-style style:name="N123">
      <number:hours/>
      <number:text>:</number:text>
      <number:minutes number:style="long"/>
      <number:text> </number:text>
      <number:am-pm/>
    </number:time-style>
    <number:time-style style:name="N12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6P0" style:volatile="true">
      <number:number number:decimal-places="0" number:min-decimal-places="0" number:min-integer-digits="1" number:grouping="true"/>
      <number:text>   </number:text>
    </number:number-style>
    <number:number-style style:name="N12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  <number:text>   </number:text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7P0"/>
    </number:number-style>
    <number:number-style style:name="N129P0" style:volatile="true">
      <number:number number:decimal-places="2" number:min-decimal-places="2" number:min-integer-digits="1" number:grouping="true"/>
      <number:text>   </number:text>
    </number:number-style>
    <number:number-style style:name="N129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1" number:grouping="true"/>
      <number:text>   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0P0"/>
    </number:number-style>
    <number:number-style style:name="N134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4P2" style:volatile="true">
      <number:text> </number:text>
      <number:fill-character> </number:fill-character>
      <number:text>-   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8P2" style:volatile="true">
      <number:text> </number:text>
      <number:fill-character> </number:fill-character>
      <number:text>- €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30">00/00/0000</text:date>, <text:time style:data-style-name="N2" text:time-value="18:09:46.37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Matthias Grenié</meta:initial-creator>
    <meta:creation-date>2022-07-11T17:43:37.640889738</meta:creation-date>
    <dc:date>2023-10-30T18:09:52.854000000</dc:date>
    <meta:editing-duration>PT2H53M32S</meta:editing-duration>
    <meta:editing-cycles>49</meta:editing-cycles>
    <meta:generator>LibreOffice/7.6.2.1$Windows_X86_64 LibreOffice_project/56f7684011345957bbf33a7ee678afaf4d2ba333</meta:generator>
    <meta:document-statistic meta:table-count="1" meta:cell-count="845" meta:object-count="0"/>
  </office:meta>
</office:document-meta>
</file>